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4a805" officeooo:paragraph-rsid="002ab085"/>
    </style:style>
    <style:style style:name="P2" style:family="paragraph" style:parent-style-name="Standard">
      <style:text-properties fo:language="en" fo:country="US" officeooo:rsid="0004a805" officeooo:paragraph-rsid="00498a3b"/>
    </style:style>
    <style:style style:name="P3" style:family="paragraph" style:parent-style-name="Standard">
      <style:text-properties fo:language="en" fo:country="US" officeooo:rsid="0004a805" officeooo:paragraph-rsid="0014c079"/>
    </style:style>
    <style:style style:name="P4" style:family="paragraph" style:parent-style-name="Standard">
      <style:text-properties fo:language="en" fo:country="US" officeooo:rsid="0004a805" officeooo:paragraph-rsid="000e51fa"/>
    </style:style>
    <style:style style:name="P5" style:family="paragraph" style:parent-style-name="Standard">
      <style:text-properties fo:language="en" fo:country="US" officeooo:rsid="0004a805" officeooo:paragraph-rsid="000c7895"/>
    </style:style>
    <style:style style:name="P6" style:family="paragraph" style:parent-style-name="Standard">
      <style:text-properties fo:language="en" fo:country="US" officeooo:rsid="0004a805" officeooo:paragraph-rsid="0004a805"/>
    </style:style>
    <style:style style:name="P7" style:family="paragraph" style:parent-style-name="Standard">
      <style:text-properties fo:language="en" fo:country="US" officeooo:rsid="0004a805" officeooo:paragraph-rsid="00744d5e"/>
    </style:style>
    <style:style style:name="P8" style:family="paragraph" style:parent-style-name="Standard">
      <style:text-properties fo:language="en" fo:country="US" officeooo:rsid="0004a805" officeooo:paragraph-rsid="00782496"/>
    </style:style>
    <style:style style:name="P9" style:family="paragraph" style:parent-style-name="Standard">
      <style:text-properties fo:language="en" fo:country="US" officeooo:rsid="0030afd1" officeooo:paragraph-rsid="0030afd1"/>
    </style:style>
    <style:style style:name="P10" style:family="paragraph" style:parent-style-name="Standard">
      <style:text-properties fo:language="en" fo:country="US" fo:font-style="normal" officeooo:rsid="00192d08" officeooo:paragraph-rsid="0020008e" style:font-style-asian="normal" style:font-style-complex="normal"/>
    </style:style>
    <style:style style:name="P11" style:family="paragraph" style:parent-style-name="Standard">
      <style:text-properties fo:language="en" fo:country="US" fo:font-style="normal" officeooo:rsid="0020008e" officeooo:paragraph-rsid="001827a5" style:font-style-asian="normal" style:font-style-complex="normal"/>
    </style:style>
    <style:style style:name="P12" style:family="paragraph" style:parent-style-name="Standard">
      <style:text-properties fo:language="en" fo:country="US" fo:font-style="normal" officeooo:rsid="0021f542" officeooo:paragraph-rsid="003f2e5f" style:font-style-asian="normal" style:font-style-complex="normal"/>
    </style:style>
    <style:style style:name="P13" style:family="paragraph" style:parent-style-name="Standard">
      <style:text-properties fo:language="en" fo:country="US" fo:font-style="normal" officeooo:rsid="0021f542" officeooo:paragraph-rsid="00498a3b" style:font-style-asian="normal" style:font-style-complex="normal"/>
    </style:style>
    <style:style style:name="P14" style:family="paragraph" style:parent-style-name="Standard">
      <style:text-properties fo:language="en" fo:country="US" fo:font-style="normal" officeooo:rsid="00060959" officeooo:paragraph-rsid="00419b75" style:font-style-asian="normal" style:font-style-complex="normal"/>
    </style:style>
    <style:style style:name="P15" style:family="paragraph" style:parent-style-name="Standard">
      <style:text-properties fo:language="en" fo:country="US" fo:font-style="normal" officeooo:rsid="004cf45e" officeooo:paragraph-rsid="005148cb" style:font-style-asian="normal" style:font-style-complex="normal"/>
    </style:style>
    <style:style style:name="P16" style:family="paragraph" style:parent-style-name="Standard">
      <style:text-properties fo:language="en" fo:country="US" fo:font-style="normal" officeooo:rsid="00152257" officeooo:paragraph-rsid="00782496" style:font-style-asian="normal" style:font-style-complex="normal"/>
    </style:style>
    <style:style style:name="P17" style:family="paragraph" style:parent-style-name="Standard">
      <style:text-properties fo:language="en" fo:country="US" fo:font-style="normal" officeooo:rsid="00152257" officeooo:paragraph-rsid="007d75e9" style:font-style-asian="normal" style:font-style-complex="normal"/>
    </style:style>
    <style:style style:name="P18" style:family="paragraph" style:parent-style-name="Standard">
      <style:text-properties fo:language="en" fo:country="US" fo:font-style="normal" officeooo:rsid="00792287" officeooo:paragraph-rsid="00792287" style:font-style-asian="normal" style:font-style-complex="normal"/>
    </style:style>
    <style:style style:name="P19" style:family="paragraph" style:parent-style-name="Standard">
      <style:text-properties fo:language="en" fo:country="US" fo:font-style="normal" officeooo:rsid="003b87d5" officeooo:paragraph-rsid="003879f5" style:font-style-asian="normal" style:font-style-complex="normal"/>
    </style:style>
    <style:style style:name="P20" style:family="paragraph" style:parent-style-name="Standard">
      <style:text-properties fo:language="en" fo:country="US" fo:font-style="normal" officeooo:rsid="008a7cd7" officeooo:paragraph-rsid="008dbc3c" style:font-style-asian="normal" style:font-style-complex="normal"/>
    </style:style>
    <style:style style:name="P21" style:family="paragraph" style:parent-style-name="Standard">
      <style:text-properties fo:language="en" fo:country="US" fo:font-style="normal" officeooo:rsid="008a7cd7" officeooo:paragraph-rsid="0083c58c" style:font-style-asian="normal" style:font-style-complex="normal"/>
    </style:style>
    <style:style style:name="P22" style:family="paragraph" style:parent-style-name="Standard">
      <style:text-properties fo:language="en" fo:country="US" fo:font-style="normal" officeooo:rsid="0055bdf6" officeooo:paragraph-rsid="009b7d7f" style:font-style-asian="normal" style:font-style-complex="normal"/>
    </style:style>
    <style:style style:name="P23" style:family="paragraph" style:parent-style-name="Standard">
      <style:text-properties fo:language="en" fo:country="US" fo:font-style="normal" officeooo:rsid="009b7d7f" officeooo:paragraph-rsid="009b7d7f" style:font-style-asian="normal" style:font-style-complex="normal"/>
    </style:style>
    <style:style style:name="P24" style:family="paragraph" style:parent-style-name="Standard">
      <style:text-properties fo:language="en" fo:country="US" fo:font-style="normal" officeooo:rsid="009b7d7f" officeooo:paragraph-rsid="009e88a6" style:font-style-asian="normal" style:font-style-complex="normal"/>
    </style:style>
    <style:style style:name="P25" style:family="paragraph" style:parent-style-name="Standard">
      <style:text-properties fo:language="en" fo:country="US" fo:font-style="normal" officeooo:rsid="009b7d7f" officeooo:paragraph-rsid="009fe451" style:font-style-asian="normal" style:font-style-complex="normal"/>
    </style:style>
    <style:style style:name="P26" style:family="paragraph" style:parent-style-name="Standard">
      <style:text-properties fo:language="en" fo:country="US" fo:font-style="normal" officeooo:rsid="009e88a6" officeooo:paragraph-rsid="009fe451" style:font-style-asian="normal" style:font-style-complex="normal"/>
    </style:style>
    <style:style style:name="P27" style:family="paragraph" style:parent-style-name="Standard">
      <style:text-properties fo:language="en" fo:country="US" fo:font-style="normal" officeooo:rsid="005ac0fb" officeooo:paragraph-rsid="009b7d7f" style:font-style-asian="normal" style:font-style-complex="normal"/>
    </style:style>
    <style:style style:name="P28" style:family="paragraph" style:parent-style-name="Standard">
      <style:text-properties fo:language="en" fo:country="US" officeooo:rsid="0015266b" officeooo:paragraph-rsid="0015266b"/>
    </style:style>
    <style:style style:name="P29" style:family="paragraph" style:parent-style-name="Standard">
      <style:text-properties fo:language="en" fo:country="US" officeooo:rsid="0014c079" officeooo:paragraph-rsid="0014c079"/>
    </style:style>
    <style:style style:name="P30" style:family="paragraph" style:parent-style-name="Standard">
      <style:text-properties fo:language="en" fo:country="US" officeooo:rsid="000d5b9c" officeooo:paragraph-rsid="000f0275"/>
    </style:style>
    <style:style style:name="P31" style:family="paragraph" style:parent-style-name="Standard">
      <style:text-properties fo:language="en" fo:country="US" officeooo:rsid="000d5b9c" officeooo:paragraph-rsid="001827a5"/>
    </style:style>
    <style:style style:name="P32" style:family="paragraph" style:parent-style-name="Standard">
      <style:text-properties fo:language="en" fo:country="US" officeooo:rsid="000d5b9c" officeooo:paragraph-rsid="000d5b9c"/>
    </style:style>
    <style:style style:name="P33" style:family="paragraph" style:parent-style-name="Standard">
      <style:text-properties fo:language="en" fo:country="US" officeooo:rsid="000d5b9c" officeooo:paragraph-rsid="00100040"/>
    </style:style>
    <style:style style:name="P34" style:family="paragraph" style:parent-style-name="Standard">
      <style:text-properties fo:language="en" fo:country="US" officeooo:rsid="000d5b9c" officeooo:paragraph-rsid="007ca9e3"/>
    </style:style>
    <style:style style:name="P35" style:family="paragraph" style:parent-style-name="Standard">
      <style:text-properties fo:language="en" fo:country="US" officeooo:rsid="00152257" officeooo:paragraph-rsid="001827a5"/>
    </style:style>
    <style:style style:name="P36" style:family="paragraph" style:parent-style-name="Standard">
      <style:text-properties fo:language="en" fo:country="US" officeooo:rsid="00152257" officeooo:paragraph-rsid="0095debd"/>
    </style:style>
    <style:style style:name="P37" style:family="paragraph" style:parent-style-name="Standard">
      <style:text-properties fo:language="en" fo:country="US" officeooo:rsid="00152257" officeooo:paragraph-rsid="00acbad9"/>
    </style:style>
    <style:style style:name="P38" style:family="paragraph" style:parent-style-name="Standard">
      <style:text-properties fo:language="en" fo:country="US" officeooo:rsid="001827a5" officeooo:paragraph-rsid="001827a5"/>
    </style:style>
    <style:style style:name="P39" style:family="paragraph" style:parent-style-name="Standard">
      <style:text-properties fo:language="en" fo:country="US" officeooo:rsid="000e51fa" officeooo:paragraph-rsid="0012caf2"/>
    </style:style>
    <style:style style:name="P40" style:family="paragraph" style:parent-style-name="Standard">
      <style:text-properties fo:language="en" fo:country="US" officeooo:rsid="0008727e" officeooo:paragraph-rsid="0009072e"/>
    </style:style>
    <style:style style:name="P41" style:family="paragraph" style:parent-style-name="Standard">
      <style:text-properties fo:language="en" fo:country="US" officeooo:rsid="0008727e" officeooo:paragraph-rsid="0008727e"/>
    </style:style>
    <style:style style:name="P42" style:family="paragraph" style:parent-style-name="Standard">
      <style:text-properties fo:language="en" fo:country="US" officeooo:rsid="0009072e" officeooo:paragraph-rsid="0009072e"/>
    </style:style>
    <style:style style:name="P43" style:family="paragraph" style:parent-style-name="Standard">
      <style:text-properties fo:language="en" fo:country="US" officeooo:rsid="00060959" officeooo:paragraph-rsid="0008727e"/>
    </style:style>
    <style:style style:name="P44" style:family="paragraph" style:parent-style-name="Standard">
      <style:text-properties fo:language="en" fo:country="US" officeooo:rsid="00060959" officeooo:paragraph-rsid="00060959"/>
    </style:style>
    <style:style style:name="P45" style:family="paragraph" style:parent-style-name="Standard">
      <style:text-properties fo:language="en" fo:country="US" officeooo:rsid="0006f91e" officeooo:paragraph-rsid="0008727e"/>
    </style:style>
    <style:style style:name="P46" style:family="paragraph" style:parent-style-name="Standard">
      <style:text-properties fo:language="en" fo:country="US" officeooo:rsid="004b573e" officeooo:paragraph-rsid="005148cb"/>
    </style:style>
    <style:style style:name="P47" style:family="paragraph" style:parent-style-name="Standard">
      <style:text-properties fo:language="en" fo:country="US" officeooo:rsid="0080a3c4" officeooo:paragraph-rsid="0082156d"/>
    </style:style>
    <style:style style:name="P48" style:family="paragraph" style:parent-style-name="Standard">
      <style:text-properties fo:language="en" fo:country="US" officeooo:rsid="0080a3c4" officeooo:paragraph-rsid="0083c58c"/>
    </style:style>
    <style:style style:name="P49" style:family="paragraph" style:parent-style-name="Standard">
      <style:text-properties fo:language="en" fo:country="US" officeooo:rsid="003879f5" officeooo:paragraph-rsid="0090e223"/>
    </style:style>
    <style:style style:name="P50" style:family="paragraph" style:parent-style-name="Standard">
      <style:text-properties fo:language="en" fo:country="US" officeooo:rsid="0082156d" officeooo:paragraph-rsid="0083c58c"/>
    </style:style>
    <style:style style:name="P51" style:family="paragraph" style:parent-style-name="Standard">
      <style:text-properties fo:language="en" fo:country="US" officeooo:rsid="00a6c142" officeooo:paragraph-rsid="00ab6693"/>
    </style:style>
    <style:style style:name="P52" style:family="paragraph" style:parent-style-name="Standard">
      <style:text-properties fo:language="en" fo:country="US" officeooo:rsid="00a6c142" officeooo:paragraph-rsid="00b3d215"/>
    </style:style>
    <style:style style:name="P53" style:family="paragraph" style:parent-style-name="Standard">
      <style:text-properties fo:language="en" fo:country="US" officeooo:rsid="00a6c142" officeooo:paragraph-rsid="00bd9c1a"/>
    </style:style>
    <style:style style:name="P54" style:family="paragraph" style:parent-style-name="Standard">
      <style:text-properties fo:language="en" fo:country="US" officeooo:rsid="00ad2cdd" officeooo:paragraph-rsid="00ad2cdd"/>
    </style:style>
    <style:style style:name="P55" style:family="paragraph" style:parent-style-name="Standard">
      <style:text-properties fo:language="en" fo:country="US" officeooo:rsid="00addac2" officeooo:paragraph-rsid="00addac2"/>
    </style:style>
    <style:style style:name="P56" style:family="paragraph" style:parent-style-name="Standard">
      <style:text-properties fo:language="en" fo:country="US" officeooo:rsid="00b58d78" officeooo:paragraph-rsid="00b58d78"/>
    </style:style>
    <style:style style:name="P57" style:family="paragraph" style:parent-style-name="Standard">
      <style:text-properties fo:language="en" fo:country="US" officeooo:rsid="008a7cd7" officeooo:paragraph-rsid="00be2801"/>
    </style:style>
    <style:style style:name="P58" style:family="paragraph" style:parent-style-name="Standard">
      <style:text-properties fo:language="en" fo:country="US" fo:font-style="normal" officeooo:rsid="00a5f861" officeooo:paragraph-rsid="00be2801" style:font-style-asian="normal" style:font-style-complex="normal"/>
    </style:style>
    <style:style style:name="P59" style:family="paragraph" style:parent-style-name="Standard">
      <style:text-properties fo:language="en" fo:country="US" fo:font-style="normal" officeooo:rsid="00bd9c1a" officeooo:paragraph-rsid="00bd9c1a" style:font-style-asian="normal" style:font-style-complex="normal"/>
    </style:style>
    <style:style style:name="P60" style:family="paragraph" style:parent-style-name="Standard">
      <style:text-properties fo:language="en" fo:country="US" fo:font-style="normal" officeooo:rsid="00b3d215" officeooo:paragraph-rsid="00bd9c1a" style:font-style-asian="normal" style:font-style-complex="normal"/>
    </style:style>
    <style:style style:name="P61" style:family="paragraph" style:parent-style-name="Standard">
      <style:text-properties fo:language="en" fo:country="US" fo:font-style="normal" officeooo:rsid="00b58d78" officeooo:paragraph-rsid="00bd9c1a" style:font-style-asian="normal" style:font-style-complex="normal"/>
    </style:style>
    <style:style style:name="P62" style:family="paragraph" style:parent-style-name="Standard">
      <style:text-properties fo:language="en" fo:country="US" fo:font-style="normal" officeooo:rsid="00a84aec" officeooo:paragraph-rsid="00c9a16e" style:font-style-asian="normal" style:font-style-complex="normal"/>
    </style:style>
    <style:style style:name="P63" style:family="paragraph" style:parent-style-name="Standard">
      <style:text-properties fo:language="en" fo:country="US" fo:font-style="normal" officeooo:rsid="00c6603a" officeooo:paragraph-rsid="00c6603a" style:font-style-asian="normal" style:font-style-complex="normal"/>
    </style:style>
    <style:style style:name="P64" style:family="paragraph" style:parent-style-name="Standard">
      <style:text-properties fo:language="en" fo:country="US" fo:font-style="normal" officeooo:rsid="00c6603a" officeooo:paragraph-rsid="00c8e2f6" style:font-style-asian="normal" style:font-style-complex="normal"/>
    </style:style>
    <style:style style:name="P65" style:family="paragraph" style:parent-style-name="Standard">
      <style:text-properties fo:language="en" fo:country="US" fo:font-style="normal" officeooo:rsid="003b87d5" officeooo:paragraph-rsid="00c9a16e" style:font-style-asian="normal" style:font-style-complex="normal"/>
    </style:style>
    <style:style style:name="P66" style:family="paragraph" style:parent-style-name="Standard">
      <style:text-properties fo:language="en" fo:country="US" fo:font-style="normal" officeooo:rsid="0030afd1" officeooo:paragraph-rsid="00ce39a0" style:font-style-asian="normal" style:font-style-complex="normal"/>
    </style:style>
    <style:style style:name="P67" style:family="paragraph" style:parent-style-name="Standard">
      <style:text-properties fo:language="en" fo:country="US" fo:font-style="normal" officeooo:rsid="0004a805" officeooo:paragraph-rsid="00d4dc8f" style:font-style-asian="normal" style:font-style-complex="normal"/>
    </style:style>
    <style:style style:name="P68" style:family="paragraph" style:parent-style-name="Standard">
      <style:text-properties fo:language="en" fo:country="US" fo:font-style="normal" officeooo:rsid="00437ee3" officeooo:paragraph-rsid="003f2e5f" style:font-style-asian="normal" style:font-style-complex="normal"/>
    </style:style>
    <style:style style:name="P69" style:family="paragraph" style:parent-style-name="Standard">
      <style:text-properties fo:language="en" fo:country="US" fo:font-style="normal" fo:font-weight="normal" officeooo:rsid="00c4e9f8" officeooo:paragraph-rsid="00c8e2f6" style:font-style-asian="normal" style:font-weight-asian="normal" style:font-style-complex="normal" style:font-weight-complex="normal"/>
    </style:style>
    <style:style style:name="P70" style:family="paragraph" style:parent-style-name="Standard">
      <style:text-properties fo:language="en" fo:country="US" officeooo:rsid="0004a805" officeooo:paragraph-rsid="0004a805"/>
    </style:style>
    <style:style style:name="P71" style:family="paragraph" style:parent-style-name="Standard">
      <style:text-properties fo:language="en" fo:country="US" officeooo:rsid="0004a805" officeooo:paragraph-rsid="00a5f861"/>
    </style:style>
    <style:style style:name="P72" style:family="paragraph" style:parent-style-name="Standard">
      <style:text-properties fo:language="en" fo:country="US" officeooo:rsid="0004a805" officeooo:paragraph-rsid="0075b27c"/>
    </style:style>
    <style:style style:name="P73" style:family="paragraph" style:parent-style-name="Standard">
      <style:text-properties fo:language="en" fo:country="US" officeooo:rsid="0004a805" officeooo:paragraph-rsid="00cf4a86"/>
    </style:style>
    <style:style style:name="P74" style:family="paragraph" style:parent-style-name="Standard">
      <style:text-properties fo:language="en" fo:country="US" officeooo:rsid="0004a805" officeooo:paragraph-rsid="00d23700"/>
    </style:style>
    <style:style style:name="P75" style:family="paragraph" style:parent-style-name="Standard">
      <style:text-properties fo:language="en" fo:country="US" officeooo:rsid="0004a805" officeooo:paragraph-rsid="00da9aa6"/>
    </style:style>
    <style:style style:name="P76" style:family="paragraph" style:parent-style-name="Standard">
      <style:text-properties fo:language="en" fo:country="US" fo:font-weight="bold" officeooo:rsid="00c2c48d" officeooo:paragraph-rsid="00c2c48d" style:font-weight-asian="bold" style:font-weight-complex="bold"/>
    </style:style>
    <style:style style:name="P77" style:family="paragraph" style:parent-style-name="Standard">
      <style:text-properties fo:language="en" fo:country="US" fo:font-weight="normal" officeooo:rsid="00c2c48d" officeooo:paragraph-rsid="00c2c48d" style:font-weight-asian="normal" style:font-weight-complex="normal"/>
    </style:style>
    <style:style style:name="P78" style:family="paragraph" style:parent-style-name="Standard">
      <style:text-properties fo:language="en" fo:country="US" fo:font-weight="normal" officeooo:rsid="00c2c48d" officeooo:paragraph-rsid="00c8e2f6" style:font-weight-asian="normal" style:font-weight-complex="normal"/>
    </style:style>
    <style:style style:name="P79" style:family="paragraph" style:parent-style-name="Standard">
      <style:text-properties fo:language="en" fo:country="US" fo:font-weight="normal" officeooo:rsid="00c4e9f8" officeooo:paragraph-rsid="00c4e9f8" style:font-weight-asian="normal" style:font-weight-complex="normal"/>
    </style:style>
    <style:style style:name="P80" style:family="paragraph" style:parent-style-name="Standard">
      <style:text-properties fo:language="en" fo:country="US" officeooo:rsid="008a7cd7" officeooo:paragraph-rsid="00c4e9f8"/>
    </style:style>
    <style:style style:name="P81" style:family="paragraph" style:parent-style-name="Standard">
      <style:text-properties fo:language="en" fo:country="US" officeooo:rsid="00a6c142" officeooo:paragraph-rsid="00da9aa6"/>
    </style:style>
    <style:style style:name="P82" style:family="paragraph" style:parent-style-name="Standard">
      <style:text-properties fo:language="en" fo:country="US" officeooo:rsid="00c07a67" officeooo:paragraph-rsid="00be2801"/>
    </style:style>
    <style:style style:name="P83" style:family="paragraph" style:parent-style-name="Standard">
      <style:text-properties fo:language="en" fo:country="US" officeooo:rsid="00c6603a" officeooo:paragraph-rsid="00c6603a"/>
    </style:style>
    <style:style style:name="P84" style:family="paragraph" style:parent-style-name="Standard">
      <style:text-properties fo:language="en" fo:country="US" officeooo:rsid="003879f5" officeooo:paragraph-rsid="00d23700"/>
    </style:style>
    <style:style style:name="P85" style:family="paragraph" style:parent-style-name="Standard">
      <style:text-properties fo:language="en" fo:country="US" officeooo:rsid="00281285" officeooo:paragraph-rsid="00a3533a"/>
    </style:style>
    <style:style style:name="P86" style:family="paragraph" style:parent-style-name="Standard">
      <style:text-properties fo:language="en" fo:country="US" officeooo:rsid="00281285" officeooo:paragraph-rsid="00d7bb93"/>
    </style:style>
    <style:style style:name="P87" style:family="paragraph" style:parent-style-name="Standard">
      <style:text-properties fo:language="en" fo:country="US" officeooo:rsid="0030afd1" officeooo:paragraph-rsid="00ce39a0"/>
    </style:style>
    <style:style style:name="P88" style:family="paragraph" style:parent-style-name="Standard">
      <style:text-properties fo:language="en" fo:country="US" officeooo:rsid="00ce39a0" officeooo:paragraph-rsid="00ce39a0"/>
    </style:style>
    <style:style style:name="P89" style:family="paragraph" style:parent-style-name="Standard">
      <style:text-properties fo:language="en" fo:country="US" officeooo:rsid="0080a3c4" officeooo:paragraph-rsid="00d4dc8f"/>
    </style:style>
    <style:style style:name="P90" style:family="paragraph" style:parent-style-name="Standard">
      <style:text-properties fo:language="en" fo:country="US" officeooo:rsid="00d8216e" officeooo:paragraph-rsid="00de0dc3"/>
    </style:style>
    <style:style style:name="P91" style:family="paragraph" style:parent-style-name="Standard">
      <style:text-properties fo:language="en" fo:country="US" officeooo:rsid="00d8216e" officeooo:paragraph-rsid="00df2f38"/>
    </style:style>
    <style:style style:name="P92" style:family="paragraph" style:parent-style-name="Standard">
      <style:text-properties fo:language="en" fo:country="US" officeooo:rsid="00d8216e" officeooo:paragraph-rsid="00e19491"/>
    </style:style>
    <style:style style:name="P93" style:family="paragraph" style:parent-style-name="Heading_20_3">
      <style:text-properties officeooo:paragraph-rsid="008bcd3b"/>
    </style:style>
    <style:style style:name="T1" style:family="text">
      <style:text-properties officeooo:rsid="0006f91e"/>
    </style:style>
    <style:style style:name="T2" style:family="text">
      <style:text-properties officeooo:rsid="0008727e"/>
    </style:style>
    <style:style style:name="T3" style:family="text">
      <style:text-properties officeooo:rsid="000c7895"/>
    </style:style>
    <style:style style:name="T4" style:family="text">
      <style:text-properties officeooo:rsid="000d5b9c"/>
    </style:style>
    <style:style style:name="T5" style:family="text">
      <style:text-properties officeooo:rsid="0015266b"/>
    </style:style>
    <style:style style:name="T6" style:family="text">
      <style:text-properties fo:font-style="italic" style:font-style-asian="italic" style:font-style-complex="italic"/>
    </style:style>
    <style:style style:name="T7" style:family="text">
      <style:text-properties fo:font-style="italic" officeooo:rsid="0015266b" style:font-style-asian="italic" style:font-style-complex="italic"/>
    </style:style>
    <style:style style:name="T8" style:family="text">
      <style:text-properties fo:font-style="italic" officeooo:rsid="0016f2e4" style:font-style-asian="italic" style:font-style-complex="italic"/>
    </style:style>
    <style:style style:name="T9" style:family="text">
      <style:text-properties fo:font-style="italic" officeooo:rsid="00192d08" style:font-style-asian="italic" style:font-style-complex="italic"/>
    </style:style>
    <style:style style:name="T10" style:family="text">
      <style:text-properties fo:font-style="italic" officeooo:rsid="0020008e" style:font-style-asian="italic" style:font-style-complex="italic"/>
    </style:style>
    <style:style style:name="T11" style:family="text">
      <style:text-properties fo:font-style="italic" officeooo:rsid="001a70ea" style:font-style-asian="italic" style:font-style-complex="italic"/>
    </style:style>
    <style:style style:name="T12" style:family="text">
      <style:text-properties fo:font-style="italic" officeooo:rsid="002ab085" style:font-style-asian="italic" style:font-style-complex="italic"/>
    </style:style>
    <style:style style:name="T13" style:family="text">
      <style:text-properties fo:font-style="italic" officeooo:rsid="0035e169" style:font-style-asian="italic" style:font-style-complex="italic"/>
    </style:style>
    <style:style style:name="T14" style:family="text">
      <style:text-properties fo:font-style="italic" officeooo:rsid="0030afd1" style:font-style-asian="italic" style:font-style-complex="italic"/>
    </style:style>
    <style:style style:name="T15" style:family="text">
      <style:text-properties fo:font-style="italic" officeooo:rsid="000f0275" style:font-style-asian="italic" style:font-style-complex="italic"/>
    </style:style>
    <style:style style:name="T16" style:family="text">
      <style:text-properties fo:font-style="italic" officeooo:rsid="004cf45e" style:font-style-asian="italic" style:font-style-complex="italic"/>
    </style:style>
    <style:style style:name="T17" style:family="text">
      <style:text-properties fo:font-style="italic" officeooo:rsid="00579893" style:font-style-asian="italic" style:font-style-complex="italic"/>
    </style:style>
    <style:style style:name="T18" style:family="text">
      <style:text-properties fo:font-style="italic" officeooo:rsid="00606fc5" style:font-style-asian="italic" style:font-style-complex="italic"/>
    </style:style>
    <style:style style:name="T19" style:family="text">
      <style:text-properties fo:font-style="italic" officeooo:rsid="00615108" style:font-style-asian="italic" style:font-style-complex="italic"/>
    </style:style>
    <style:style style:name="T20" style:family="text">
      <style:text-properties fo:font-style="italic" officeooo:rsid="0075b27c" style:font-style-asian="italic" style:font-style-complex="italic"/>
    </style:style>
    <style:style style:name="T21" style:family="text">
      <style:text-properties fo:font-style="italic" officeooo:rsid="0021f542" style:font-style-asian="italic" style:font-style-complex="italic"/>
    </style:style>
    <style:style style:name="T22" style:family="text">
      <style:text-properties fo:font-style="italic" officeooo:rsid="00782496" style:font-style-asian="italic" style:font-style-complex="italic"/>
    </style:style>
    <style:style style:name="T23" style:family="text">
      <style:text-properties fo:font-style="italic" officeooo:rsid="007b144f" style:font-style-asian="italic" style:font-style-complex="italic"/>
    </style:style>
    <style:style style:name="T24" style:family="text">
      <style:text-properties fo:font-style="italic" officeooo:rsid="0091d068" style:font-style-asian="italic" style:font-style-complex="italic"/>
    </style:style>
    <style:style style:name="T25" style:family="text">
      <style:text-properties fo:font-style="italic" officeooo:rsid="00a84aec" style:font-style-asian="italic" style:font-style-complex="italic"/>
    </style:style>
    <style:style style:name="T26" style:family="text">
      <style:text-properties fo:font-style="italic" officeooo:rsid="00b3d215" style:font-style-asian="italic" style:font-style-complex="italic"/>
    </style:style>
    <style:style style:name="T27" style:family="text">
      <style:text-properties fo:font-style="italic" officeooo:rsid="00bb189c" style:font-style-asian="italic" style:font-style-complex="italic"/>
    </style:style>
    <style:style style:name="T28" style:family="text">
      <style:text-properties fo:font-style="italic" officeooo:rsid="00be2801" style:font-style-asian="italic" style:font-style-complex="italic"/>
    </style:style>
    <style:style style:name="T29" style:family="text">
      <style:text-properties fo:font-style="italic" officeooo:rsid="00d4dc8f" style:font-style-asian="italic" style:font-style-complex="italic"/>
    </style:style>
    <style:style style:name="T30" style:family="text">
      <style:text-properties fo:font-style="italic" officeooo:rsid="00d7bb93" style:font-style-asian="italic" style:font-style-complex="italic"/>
    </style:style>
    <style:style style:name="T31" style:family="text">
      <style:text-properties fo:font-style="italic" officeooo:rsid="00dc4cde" style:font-style-asian="italic" style:font-style-complex="italic"/>
    </style:style>
    <style:style style:name="T32" style:family="text">
      <style:text-properties fo:font-style="italic" officeooo:rsid="00e02fcd"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192d08" style:font-style-asian="normal" style:font-style-complex="normal"/>
    </style:style>
    <style:style style:name="T35" style:family="text">
      <style:text-properties fo:font-style="normal" officeooo:rsid="001a70ea" style:font-style-asian="normal" style:font-style-complex="normal"/>
    </style:style>
    <style:style style:name="T36" style:family="text">
      <style:text-properties fo:font-style="normal" officeooo:rsid="0020008e" style:font-style-asian="normal" style:font-style-complex="normal"/>
    </style:style>
    <style:style style:name="T37" style:family="text">
      <style:text-properties fo:font-style="normal" officeooo:rsid="00206b11" style:font-style-asian="normal" style:font-style-complex="normal"/>
    </style:style>
    <style:style style:name="T38" style:family="text">
      <style:text-properties fo:font-style="normal" officeooo:rsid="0021f542" style:font-style-asian="normal" style:font-style-complex="normal"/>
    </style:style>
    <style:style style:name="T39" style:family="text">
      <style:text-properties fo:font-style="normal" officeooo:rsid="00271035" style:font-style-asian="normal" style:font-style-complex="normal"/>
    </style:style>
    <style:style style:name="T40" style:family="text">
      <style:text-properties fo:font-style="normal" officeooo:rsid="002e03b0" style:font-style-asian="normal" style:font-style-complex="normal"/>
    </style:style>
    <style:style style:name="T41" style:family="text">
      <style:text-properties fo:font-style="normal" officeooo:rsid="003183ab" style:font-style-asian="normal" style:font-style-complex="normal"/>
    </style:style>
    <style:style style:name="T42" style:family="text">
      <style:text-properties fo:font-style="normal" officeooo:rsid="0016f2e4" style:font-style-asian="normal" style:font-style-complex="normal"/>
    </style:style>
    <style:style style:name="T43" style:family="text">
      <style:text-properties fo:font-style="normal" officeooo:rsid="00334346" style:font-style-asian="normal" style:font-style-complex="normal"/>
    </style:style>
    <style:style style:name="T44" style:family="text">
      <style:text-properties fo:font-style="normal" officeooo:rsid="003381aa" style:font-style-asian="normal" style:font-style-complex="normal"/>
    </style:style>
    <style:style style:name="T45" style:family="text">
      <style:text-properties fo:font-style="normal" officeooo:rsid="002ab085" style:font-style-asian="normal" style:font-style-complex="normal"/>
    </style:style>
    <style:style style:name="T46" style:family="text">
      <style:text-properties fo:font-style="normal" officeooo:rsid="0034ba37" style:font-style-asian="normal" style:font-style-complex="normal"/>
    </style:style>
    <style:style style:name="T47" style:family="text">
      <style:text-properties fo:font-style="normal" officeooo:rsid="0035e169" style:font-style-asian="normal" style:font-style-complex="normal"/>
    </style:style>
    <style:style style:name="T48" style:family="text">
      <style:text-properties fo:font-style="normal" officeooo:rsid="003a3591" style:font-style-asian="normal" style:font-style-complex="normal"/>
    </style:style>
    <style:style style:name="T49" style:family="text">
      <style:text-properties fo:font-style="normal" officeooo:rsid="0030afd1" style:font-style-asian="normal" style:font-style-complex="normal"/>
    </style:style>
    <style:style style:name="T50" style:family="text">
      <style:text-properties fo:font-style="normal" officeooo:rsid="003b87d5" style:font-style-asian="normal" style:font-style-complex="normal"/>
    </style:style>
    <style:style style:name="T51" style:family="text">
      <style:text-properties fo:font-style="normal" officeooo:rsid="003ca324" style:font-style-asian="normal" style:font-style-complex="normal"/>
    </style:style>
    <style:style style:name="T52" style:family="text">
      <style:text-properties fo:font-style="normal" officeooo:rsid="000f0275" style:font-style-asian="normal" style:font-style-complex="normal"/>
    </style:style>
    <style:style style:name="T53" style:family="text">
      <style:text-properties fo:font-style="normal" officeooo:rsid="000c7895" style:font-style-asian="normal" style:font-style-complex="normal"/>
    </style:style>
    <style:style style:name="T54" style:family="text">
      <style:text-properties fo:font-style="normal" officeooo:rsid="000e51fa" style:font-style-asian="normal" style:font-style-complex="normal"/>
    </style:style>
    <style:style style:name="T55" style:family="text">
      <style:text-properties fo:font-style="normal" officeooo:rsid="00060959" style:font-style-asian="normal" style:font-style-complex="normal"/>
    </style:style>
    <style:style style:name="T56" style:family="text">
      <style:text-properties fo:font-style="normal" officeooo:rsid="00419b75" style:font-style-asian="normal" style:font-style-complex="normal"/>
    </style:style>
    <style:style style:name="T57" style:family="text">
      <style:text-properties fo:font-style="normal" officeooo:rsid="00437ee3" style:font-style-asian="normal" style:font-style-complex="normal"/>
    </style:style>
    <style:style style:name="T58" style:family="text">
      <style:text-properties fo:font-style="normal" officeooo:rsid="00443e25" style:font-style-asian="normal" style:font-style-complex="normal"/>
    </style:style>
    <style:style style:name="T59" style:family="text">
      <style:text-properties fo:font-style="normal" officeooo:rsid="0045e55d" style:font-style-asian="normal" style:font-style-complex="normal"/>
    </style:style>
    <style:style style:name="T60" style:family="text">
      <style:text-properties fo:font-style="normal" officeooo:rsid="004876c4" style:font-style-asian="normal" style:font-style-complex="normal"/>
    </style:style>
    <style:style style:name="T61" style:family="text">
      <style:text-properties fo:font-style="normal" officeooo:rsid="00498a3b" style:font-style-asian="normal" style:font-style-complex="normal"/>
    </style:style>
    <style:style style:name="T62" style:family="text">
      <style:text-properties fo:font-style="normal" officeooo:rsid="004cf45e" style:font-style-asian="normal" style:font-style-complex="normal"/>
    </style:style>
    <style:style style:name="T63" style:family="text">
      <style:text-properties fo:font-style="normal" officeooo:rsid="004e1b0c" style:font-style-asian="normal" style:font-style-complex="normal"/>
    </style:style>
    <style:style style:name="T64" style:family="text">
      <style:text-properties fo:font-style="normal" officeooo:rsid="004f21da" style:font-style-asian="normal" style:font-style-complex="normal"/>
    </style:style>
    <style:style style:name="T65" style:family="text">
      <style:text-properties fo:font-style="normal" officeooo:rsid="005148cb" style:font-style-asian="normal" style:font-style-complex="normal"/>
    </style:style>
    <style:style style:name="T66" style:family="text">
      <style:text-properties fo:font-style="normal" officeooo:rsid="005198ef" style:font-style-asian="normal" style:font-style-complex="normal"/>
    </style:style>
    <style:style style:name="T67" style:family="text">
      <style:text-properties fo:font-style="normal" officeooo:rsid="00534bda" style:font-style-asian="normal" style:font-style-complex="normal"/>
    </style:style>
    <style:style style:name="T68" style:family="text">
      <style:text-properties fo:font-style="normal" officeooo:rsid="00615108" style:font-style-asian="normal" style:font-style-complex="normal"/>
    </style:style>
    <style:style style:name="T69" style:family="text">
      <style:text-properties fo:font-style="normal" officeooo:rsid="006dea65" style:font-style-asian="normal" style:font-style-complex="normal"/>
    </style:style>
    <style:style style:name="T70" style:family="text">
      <style:text-properties fo:font-style="normal" officeooo:rsid="006e78b5" style:font-style-asian="normal" style:font-style-complex="normal"/>
    </style:style>
    <style:style style:name="T71" style:family="text">
      <style:text-properties fo:font-style="normal" officeooo:rsid="006f6570" style:font-style-asian="normal" style:font-style-complex="normal"/>
    </style:style>
    <style:style style:name="T72" style:family="text">
      <style:text-properties fo:font-style="normal" officeooo:rsid="007061cb" style:font-style-asian="normal" style:font-style-complex="normal"/>
    </style:style>
    <style:style style:name="T73" style:family="text">
      <style:text-properties fo:font-style="normal" officeooo:rsid="00714ec7" style:font-style-asian="normal" style:font-style-complex="normal"/>
    </style:style>
    <style:style style:name="T74" style:family="text">
      <style:text-properties fo:font-style="normal" officeooo:rsid="0075b27c" style:font-style-asian="normal" style:font-style-complex="normal"/>
    </style:style>
    <style:style style:name="T75" style:family="text">
      <style:text-properties fo:font-style="normal" officeooo:rsid="00782496" style:font-style-asian="normal" style:font-style-complex="normal"/>
    </style:style>
    <style:style style:name="T76" style:family="text">
      <style:text-properties fo:font-style="normal" officeooo:rsid="00792287" style:font-style-asian="normal" style:font-style-complex="normal"/>
    </style:style>
    <style:style style:name="T77" style:family="text">
      <style:text-properties fo:font-style="normal" officeooo:rsid="007b144f" style:font-style-asian="normal" style:font-style-complex="normal"/>
    </style:style>
    <style:style style:name="T78" style:family="text">
      <style:text-properties fo:font-style="normal" officeooo:rsid="008dbc3c" style:font-style-asian="normal" style:font-style-complex="normal"/>
    </style:style>
    <style:style style:name="T79" style:family="text">
      <style:text-properties fo:font-style="normal" officeooo:rsid="008f3f28" style:font-style-asian="normal" style:font-style-complex="normal"/>
    </style:style>
    <style:style style:name="T80" style:family="text">
      <style:text-properties fo:font-style="normal" officeooo:rsid="0090e223" style:font-style-asian="normal" style:font-style-complex="normal"/>
    </style:style>
    <style:style style:name="T81" style:family="text">
      <style:text-properties fo:font-style="normal" officeooo:rsid="0095debd" style:font-style-asian="normal" style:font-style-complex="normal"/>
    </style:style>
    <style:style style:name="T82" style:family="text">
      <style:text-properties fo:font-style="normal" officeooo:rsid="009a3975" style:font-style-asian="normal" style:font-style-complex="normal"/>
    </style:style>
    <style:style style:name="T83" style:family="text">
      <style:text-properties fo:font-style="normal" officeooo:rsid="009fe451" style:font-style-asian="normal" style:font-style-complex="normal"/>
    </style:style>
    <style:style style:name="T84" style:family="text">
      <style:text-properties fo:font-style="normal" officeooo:rsid="00a15d63" style:font-style-asian="normal" style:font-style-complex="normal"/>
    </style:style>
    <style:style style:name="T85" style:family="text">
      <style:text-properties fo:font-style="normal" officeooo:rsid="00a84aec" style:font-style-asian="normal" style:font-style-complex="normal"/>
    </style:style>
    <style:style style:name="T86" style:family="text">
      <style:text-properties fo:font-style="normal" officeooo:rsid="00ab03a5" style:font-style-asian="normal" style:font-style-complex="normal"/>
    </style:style>
    <style:style style:name="T87" style:family="text">
      <style:text-properties fo:font-style="normal" officeooo:rsid="00ab6693" style:font-style-asian="normal" style:font-style-complex="normal"/>
    </style:style>
    <style:style style:name="T88" style:family="text">
      <style:text-properties fo:font-style="normal" officeooo:rsid="00b3a826" style:font-style-asian="normal" style:font-style-complex="normal"/>
    </style:style>
    <style:style style:name="T89" style:family="text">
      <style:text-properties fo:font-style="normal" officeooo:rsid="00b3d215" style:font-style-asian="normal" style:font-style-complex="normal"/>
    </style:style>
    <style:style style:name="T90" style:family="text">
      <style:text-properties fo:font-style="normal" officeooo:rsid="00ba866b" style:font-style-asian="normal" style:font-style-complex="normal"/>
    </style:style>
    <style:style style:name="T91" style:family="text">
      <style:text-properties fo:font-style="normal" officeooo:rsid="00bac6e1" style:font-style-asian="normal" style:font-style-complex="normal"/>
    </style:style>
    <style:style style:name="T92" style:family="text">
      <style:text-properties fo:font-style="normal" officeooo:rsid="00bb189c" style:font-style-asian="normal" style:font-style-complex="normal"/>
    </style:style>
    <style:style style:name="T93" style:family="text">
      <style:text-properties fo:font-style="normal" officeooo:rsid="00bbfa0e" style:font-style-asian="normal" style:font-style-complex="normal"/>
    </style:style>
    <style:style style:name="T94" style:family="text">
      <style:text-properties fo:font-style="normal" officeooo:rsid="00be2801" style:font-style-asian="normal" style:font-style-complex="normal"/>
    </style:style>
    <style:style style:name="T95" style:family="text">
      <style:text-properties fo:font-style="normal" officeooo:rsid="00c4e9f8" style:font-style-asian="normal" style:font-style-complex="normal"/>
    </style:style>
    <style:style style:name="T96" style:family="text">
      <style:text-properties fo:font-style="normal" officeooo:rsid="00c5b504" style:font-style-asian="normal" style:font-style-complex="normal"/>
    </style:style>
    <style:style style:name="T97" style:family="text">
      <style:text-properties fo:font-style="normal" officeooo:rsid="00c6603a" style:font-style-asian="normal" style:font-style-complex="normal"/>
    </style:style>
    <style:style style:name="T98" style:family="text">
      <style:text-properties fo:font-style="normal" officeooo:rsid="00cada63" style:font-style-asian="normal" style:font-style-complex="normal"/>
    </style:style>
    <style:style style:name="T99" style:family="text">
      <style:text-properties fo:font-style="normal" officeooo:rsid="00cc6583" style:font-style-asian="normal" style:font-style-complex="normal"/>
    </style:style>
    <style:style style:name="T100" style:family="text">
      <style:text-properties fo:font-style="normal" officeooo:rsid="00ce39a0" style:font-style-asian="normal" style:font-style-complex="normal"/>
    </style:style>
    <style:style style:name="T101" style:family="text">
      <style:text-properties fo:font-style="normal" officeooo:rsid="00cf4a86" style:font-style-asian="normal" style:font-style-complex="normal"/>
    </style:style>
    <style:style style:name="T102" style:family="text">
      <style:text-properties fo:font-style="normal" officeooo:rsid="003879f5" style:font-style-asian="normal" style:font-style-complex="normal"/>
    </style:style>
    <style:style style:name="T103" style:family="text">
      <style:text-properties fo:font-style="normal" officeooo:rsid="00d23700" style:font-style-asian="normal" style:font-style-complex="normal"/>
    </style:style>
    <style:style style:name="T104" style:family="text">
      <style:text-properties fo:font-style="normal" officeooo:rsid="00d862ab" style:font-style-asian="normal" style:font-style-complex="normal"/>
    </style:style>
    <style:style style:name="T105" style:family="text">
      <style:text-properties fo:font-style="normal" officeooo:rsid="00d9ab69" style:font-style-asian="normal" style:font-style-complex="normal"/>
    </style:style>
    <style:style style:name="T106" style:family="text">
      <style:text-properties fo:font-style="normal" officeooo:rsid="00da9aa6" style:font-style-asian="normal" style:font-style-complex="normal"/>
    </style:style>
    <style:style style:name="T107" style:family="text">
      <style:text-properties fo:font-style="normal" officeooo:rsid="00dc4cde" style:font-style-asian="normal" style:font-style-complex="normal"/>
    </style:style>
    <style:style style:name="T108" style:family="text">
      <style:text-properties fo:font-style="normal" officeooo:rsid="00dcb035" style:font-style-asian="normal" style:font-style-complex="normal"/>
    </style:style>
    <style:style style:name="T109" style:family="text">
      <style:text-properties fo:font-style="normal" officeooo:rsid="00de0dc3" style:font-style-asian="normal" style:font-style-complex="normal"/>
    </style:style>
    <style:style style:name="T110" style:family="text">
      <style:text-properties fo:font-style="normal" officeooo:rsid="00df2f38" style:font-style-asian="normal" style:font-style-complex="normal"/>
    </style:style>
    <style:style style:name="T111" style:family="text">
      <style:text-properties fo:font-style="normal" officeooo:rsid="00e02fcd" style:font-style-asian="normal" style:font-style-complex="normal"/>
    </style:style>
    <style:style style:name="T112" style:family="text">
      <style:text-properties fo:font-style="normal" officeooo:rsid="00e19491" style:font-style-asian="normal" style:font-style-complex="normal"/>
    </style:style>
    <style:style style:name="T113" style:family="text">
      <style:text-properties fo:font-style="normal" fo:font-weight="bold" officeooo:rsid="00b8a741" style:font-style-asian="normal" style:font-weight-asian="bold" style:font-style-complex="normal" style:font-weight-complex="bold"/>
    </style:style>
    <style:style style:name="T114" style:family="text">
      <style:text-properties officeooo:rsid="001a70ea"/>
    </style:style>
    <style:style style:name="T115" style:family="text">
      <style:text-properties style:text-position="super 58%" officeooo:rsid="001a70ea"/>
    </style:style>
    <style:style style:name="T116" style:family="text">
      <style:text-properties style:text-position="0% 100%" officeooo:rsid="001a70ea"/>
    </style:style>
    <style:style style:name="T117" style:family="text">
      <style:text-properties officeooo:rsid="001ba0e2"/>
    </style:style>
    <style:style style:name="T118" style:family="text">
      <style:text-properties officeooo:rsid="002cb00c"/>
    </style:style>
    <style:style style:name="T119" style:family="text">
      <style:text-properties officeooo:rsid="00598237"/>
    </style:style>
    <style:style style:name="T120" style:family="text">
      <style:text-properties officeooo:rsid="006b651c"/>
    </style:style>
    <style:style style:name="T121" style:family="text">
      <style:text-properties fo:color="#000000" fo:font-style="normal" officeooo:rsid="003879f5" style:font-style-asian="normal" style:font-style-complex="normal"/>
    </style:style>
    <style:style style:name="T122" style:family="text">
      <style:text-properties officeooo:rsid="00714ec7"/>
    </style:style>
    <style:style style:name="T123" style:family="text">
      <style:text-properties officeooo:rsid="00744d5e"/>
    </style:style>
    <style:style style:name="T124" style:family="text">
      <style:text-properties officeooo:rsid="0075b27c"/>
    </style:style>
    <style:style style:name="T125" style:family="text">
      <style:text-properties officeooo:rsid="00782496"/>
    </style:style>
    <style:style style:name="T126" style:family="text">
      <style:text-properties officeooo:rsid="0086786a"/>
    </style:style>
    <style:style style:name="T127" style:family="text">
      <style:text-properties officeooo:rsid="0089e46c"/>
    </style:style>
    <style:style style:name="T128" style:family="text">
      <style:text-properties officeooo:rsid="008f3f28"/>
    </style:style>
    <style:style style:name="T129" style:family="text">
      <style:text-properties officeooo:rsid="0091d068"/>
    </style:style>
    <style:style style:name="T130" style:family="text">
      <style:text-properties officeooo:rsid="009cb890"/>
    </style:style>
    <style:style style:name="T131" style:family="text">
      <style:text-properties officeooo:rsid="009e88a6"/>
    </style:style>
    <style:style style:name="T132" style:family="text">
      <style:text-properties officeooo:rsid="009fe451"/>
    </style:style>
    <style:style style:name="T133" style:family="text">
      <style:text-properties officeooo:rsid="00a84aec"/>
    </style:style>
    <style:style style:name="T134" style:family="text">
      <style:text-properties officeooo:rsid="00aabc91"/>
    </style:style>
    <style:style style:name="T135" style:family="text">
      <style:text-properties officeooo:rsid="00ba866b"/>
    </style:style>
    <style:style style:name="T136" style:family="text">
      <style:text-properties officeooo:rsid="00bb189c"/>
    </style:style>
    <style:style style:name="T137" style:family="text">
      <style:text-properties fo:font-weight="normal" officeooo:rsid="00c2c48d" style:font-weight-asian="normal" style:font-weight-complex="normal"/>
    </style:style>
    <style:style style:name="T138" style:family="text">
      <style:text-properties fo:font-weight="normal" officeooo:rsid="00c41c4c" style:font-weight-asian="normal" style:font-weight-complex="normal"/>
    </style:style>
    <style:style style:name="T139" style:family="text">
      <style:text-properties officeooo:rsid="00c41c4c"/>
    </style:style>
    <style:style style:name="T140" style:family="text">
      <style:text-properties officeooo:rsid="00606fc5"/>
    </style:style>
    <style:style style:name="T141" style:family="text">
      <style:text-properties officeooo:rsid="00b3a826"/>
    </style:style>
    <style:style style:name="T142" style:family="text">
      <style:text-properties officeooo:rsid="00b3d215"/>
    </style:style>
    <style:style style:name="T143" style:family="text">
      <style:text-properties officeooo:rsid="00152257"/>
    </style:style>
    <style:style style:name="T144" style:family="text">
      <style:text-properties officeooo:rsid="00c84804"/>
    </style:style>
    <style:style style:name="T145" style:family="text">
      <style:text-properties officeooo:rsid="00c8e2f6"/>
    </style:style>
    <style:style style:name="T146" style:family="text">
      <style:text-properties officeooo:rsid="00c9a16e"/>
    </style:style>
    <style:style style:name="T147" style:family="text">
      <style:text-properties officeooo:rsid="00d23700"/>
    </style:style>
    <style:style style:name="T148" style:family="text">
      <style:text-properties officeooo:rsid="00d38623"/>
    </style:style>
    <style:style style:name="T149" style:family="text">
      <style:text-properties officeooo:rsid="0020008e"/>
    </style:style>
    <style:style style:name="T150" style:family="text">
      <style:text-properties officeooo:rsid="00d4dc8f"/>
    </style:style>
    <style:style style:name="T151" style:family="text">
      <style:text-properties officeooo:rsid="0030afd1"/>
    </style:style>
    <style:style style:name="T152" style:family="text">
      <style:text-properties officeooo:rsid="00da9aa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9">The <text:span text:style-name="T127">extent</text:span> of Eukaryotic genomes and cumulative <text:span text:style-name="T127">reads</text:span> <text:span text:style-name="T127">produced by</text:span> next generation sequencers<text:span text:style-name="T126"> slow common steps required for analysis. Alignment, often one of the first steps, can take up to days or weeks, dependent on the size of an experiment.</text:span></text:p>
      <text:p text:style-name="P47"/>
      <text:p text:style-name="P50"><text:span text:style-name="T135">A</text:span>ligners, such as BWA and bowtie, rely on a the Burrows-Wheeler transformation, which uses a suffix sorting algorithm, a pattern ordering algorithm, that decreases memory requirements and <text:span text:style-name="T136">has accelerated</text:span> alignment. Still, there is room for improvement. </text:p>
      <text:p text:style-name="P48"/>
      <text:p text:style-name="P57">The <text:span text:style-name="T135">algorithm</text:span> <text:span text:style-name="T135">used here builds a </text:span><text:span text:style-name="T6">k</text:span><text:span text:style-name="T33">-mer based lookup table, </text:span><text:span text:style-name="T94">while iterating over the reference genome</text:span><text:span text:style-name="T33">. </text:span><text:span text:style-name="T94">Sequenced reads will also have such </text:span><text:span text:style-name="T28">k</text:span><text:span text:style-name="T94">-mers, which will </text:span><text:span text:style-name="T95">eventually </text:span><text:span text:style-name="T94">enable the mapping of these reads to a site on the genome.</text:span></text:p>
      <text:p text:style-name="P58"/>
      <text:p text:style-name="P80"><text:span text:style-name="T94">Building </text:span><text:span text:style-name="T33">a </text:span><text:span text:style-name="T6">k</text:span><text:span text:style-name="T33">-mer hash table </text:span><text:span text:style-name="T92">is</text:span><text:span text:style-name="T33"> </text:span><text:span text:style-name="T83">not</text:span><text:span text:style-name="T95">hing new</text:span><text:span text:style-name="T83">, </text:span><text:span text:style-name="T33">but the strategy is to </text:span><text:span text:style-name="T97">organize</text:span><text:span text:style-name="T33"> information </text:span><text:span text:style-name="T94">p</text:span><text:span text:style-name="T33">er key, </text:span><text:span text:style-name="T94">that can later be processed</text:span><text:span text:style-name="T33"> </text:span><text:span text:style-name="T94">in an effort to</text:span><text:span text:style-name="T33"> </text:span><text:span text:style-name="T90">eventually </text:span><text:span text:style-name="T94">enable mapping of </text:span><text:span text:style-name="T33">as many </text:span><text:span text:style-name="T27">k</text:span><text:span text:style-name="T92">-mer</text:span><text:span text:style-name="T94">s</text:span><text:span text:style-name="T33"> as possible. </text:span><text:span text:style-name="T79">T</text:span><text:span text:style-name="T33">he </text:span><text:span text:style-name="T6">k</text:span><text:span text:style-name="T33">-mer length </text:span><text:span text:style-name="T84">is to </text:span><text:span text:style-name="T79">remain</text:span><text:span text:style-name="T33"> short and the required information associated per key small, to keep the required computer memory low. </text:span></text:p>
      <text:p text:style-name="P20"/>
      <text:h text:style-name="Heading_20_3" text:outline-level="3"><text:span text:style-name="T6">k</text:span>-mer <text:span text:style-name="T134">length and mapability</text:span>.</text:h>
      <text:p text:style-name="P21"/>
      <text:p text:style-name="P75"><text:span text:style-name="T3">First c</text:span>onsider sequences without read errors <text:span text:style-name="T152">or ambiguous nucleotides that</text:span> perfectly match<text:span text:style-name="T152">es</text:span> <text:span text:style-name="T135">a reference genome</text:span>. <text:span text:style-name="T123">A subsection of such a read, a </text:span><text:span text:style-name="T7">k</text:span><text:span text:style-name="T5">-mer of a fixed length, can occasionally be unique on the genome, and can therefore be considered as a key, specific to map the original read to this single location. </text:span></text:p>
      <text:p text:style-name="P71"/>
      <text:p text:style-name="P81">The<text:span text:style-name="T133">re is a relation between</text:span> <text:span text:style-name="T6">k</text:span><text:span text:style-name="T33">-mer </text:span><text:span text:style-name="T90">length and </text:span><text:span text:style-name="T85">mapability</text:span><text:span text:style-name="T33">, </text:span><text:span text:style-name="T85">but </text:span><text:span text:style-name="T90">storage of large </text:span><text:span text:style-name="T25">k</text:span><text:span text:style-name="T85">-mer</text:span><text:span text:style-name="T90">s requires </text:span><text:span text:style-name="T91">enormous amounts of memory. While </text:span><text:span text:style-name="T6">k</text:span><text:span text:style-name="T33">-mer </text:span><text:span text:style-name="T100">elongation increases </text:span><text:span text:style-name="T91">the </text:span><text:span text:style-name="T98">required </text:span><text:span text:style-name="T91">memory exponentially</text:span><text:span text:style-name="T90">, </text:span><text:span text:style-name="T101">the add</text:span><text:span text:style-name="T106">itional</text:span><text:span text:style-name="T101"> </text:span><text:span text:style-name="T100">possible </text:span><text:span text:style-name="T31">k</text:span><text:span text:style-name="T107">-mers</text:span><text:span text:style-name="T100"> </text:span><text:span text:style-name="T106">decreasingly </text:span><text:span text:style-name="T99">occur anywhere on the genome.</text:span><text:span text:style-name="T98"> </text:span><text:span text:style-name="T108">As a rule of thumb,</text:span><text:span text:style-name="T96"> choose a </text:span><text:span text:style-name="T25">k</text:span><text:span text:style-name="T85">-mer </text:span><text:span text:style-name="T96">length such that </text:span><text:span text:style-name="T93">4</text:span><text:span text:style-name="T96">^k is </text:span><text:span text:style-name="T108">just over</text:span><text:span text:style-name="T96"> the number of base-pairs on the genome.</text:span></text:p>
      <text:p text:style-name="P62"><text:span text:style-name="T96"/></text:p>
      <text:p text:style-name="P73"><text:span text:style-name="T124">Were every </text:span><text:span text:style-name="T9">k</text:span><text:span text:style-name="T34">-mer unique, mapping would </text:span><text:span text:style-name="T39">merely </text:span><text:span text:style-name="T34">require the storage of </text:span><text:span text:style-name="T51">its</text:span><text:span text:style-name="T34"> genomic position</text:span><text:span text:style-name="T36">. </text:span><text:span text:style-name="T108">Unfortunately</text:span><text:span text:style-name="T117">, many </text:span><text:span text:style-name="T11">k</text:span><text:span text:style-name="T114">-mers of 16 occur multiple times in large genomes, or not at all, which complicates mapping. Here we will try to eliminate all positions for </text:span><text:span text:style-name="T29">k</text:span><text:span text:style-name="T150">-mers except for one, based on the occurrences of </text:span><text:span text:style-name="T29">k</text:span><text:span text:style-name="T150">-mers in a sequenced read.</text:span></text:p>
      <text:p text:style-name="P62"><text:span text:style-name="T96"/></text:p>
      <text:p text:style-name="P74">A <text:span text:style-name="T146">sequence without N’s</text:span> can be <text:span text:style-name="T124">encoded</text:span> as two bits per nucleotide, a string of <text:span text:style-name="T114">four nucleotides per byte. </text:span><text:span text:style-name="T102">The </text:span><text:span text:style-name="T64">two bit</text:span><text:span text:style-name="T102"> </text:span><text:span text:style-name="T78">scheme</text:span><text:span text:style-name="T102"> used here has the order A-C-T-G for the </text:span><text:span text:style-name="T64">two bits</text:span><text:span text:style-name="T102"> 0 to 3, or </text:span><text:span text:style-name="T121">00-01-10-11</text:span><text:span text:style-name="T102"> in bits. </text:span><text:span text:style-name="T35">A </text:span><text:span text:style-name="T20">k</text:span><text:span text:style-name="T74">-mer of 16, can besides four bytes also be</text:span><text:span text:style-name="T35"> represented as a 32bit integer, can be used as an </text:span><text:span text:style-name="T45">array</text:span><text:span text:style-name="T12"> index</text:span><text:span text:style-name="T45"> to store information required for mapping.</text:span></text:p>
      <text:p text:style-name="P84"><text:span text:style-name="T48"/></text:p>
      <text:p text:style-name="P84"><text:span text:style-name="T48">Note that </text:span><text:span text:style-name="T103">in the two bit scheme we use, </text:span><text:span text:style-name="T48">the</text:span><text:span text:style-name="T49"> </text:span><text:span text:style-name="T69">left </text:span><text:span text:style-name="T49">bit, the </text:span><text:span text:style-name="T14">complementary bit</text:span><text:span text:style-name="T49">, </text:span><text:span text:style-name="T67">always </text:span><text:span text:style-name="T49">has an op</text:span><text:span text:style-name="T46">p</text:span><text:span text:style-name="T49">osite value </text:span><text:span text:style-name="T70">for</text:span><text:span text:style-name="T49"> the </text:span><text:span text:style-name="T47">complement</text:span><text:span text:style-name="T71">ary nucleotide</text:span><text:span text:style-name="T47">. </text:span><text:span text:style-name="T50">Beside th</text:span><text:span text:style-name="T72">is</text:span><text:span text:style-name="T50"> bit value, in </text:span><text:span text:style-name="T64">reverse</text:span><text:span text:style-name="T50"> complement also the order of the nucleotides is reversed. The complementary bit remains the left of the two bits in either orientation, however.</text:span></text:p>
      <text:p text:style-name="P65"/>
      <text:p text:style-name="P86"><text:span text:style-name="T128">T</text:span>he orientation of <text:span text:style-name="T146">sequenced </text:span>reads <text:span text:style-name="T146">in respect to</text:span> the reference is unknown <text:span text:style-name="T146">before the alignment</text:span>.<text:span text:style-name="T118"> B</text:span>oth reference genome strands need to be considered <text:span text:style-name="T148">for</text:span> map<text:span text:style-name="T148">ping</text:span>. <text:span text:style-name="T147">It is therefore convenient to store information per two complementary </text:span><text:span text:style-name="T30">k</text:span><text:span text:style-name="T147">-mers, regardless of strand. Once a single site remains for mapping, the genomic position on the reference as well as the orientation is obtained from this information.</text:span></text:p>
      <text:p text:style-name="P86"/>
      <text:p text:style-name="P91">The collocation of <text:span text:style-name="T151">complementary </text:span><text:span text:style-name="T30">k</text:span><text:span text:style-name="T147">-mers</text:span> <text:span text:style-name="T151">requires an index that is identical for both orientations. This index is based on the two bit sequence of either one orientation or the other of the </text:span><text:span text:style-name="T14">k</text:span><text:span text:style-name="T151">-mer. The </text:span>first<text:span text:style-name="T151"> bit in a </text:span><text:span text:style-name="T14">k</text:span><text:span text:style-name="T151">-mer that </text:span><text:span text:style-name="T43">has an opposite </text:span><text:span text:style-name="T111">value for</text:span><text:span text:style-name="T110"> </text:span><text:span text:style-name="T40">the two </text:span><text:span text:style-name="T33">complement</text:span><text:span text:style-name="T111">ary </text:span><text:span text:style-name="T32">k</text:span><text:span text:style-name="T111">-mers</text:span><text:span text:style-name="T33"> </text:span><text:span text:style-name="T110">can designate which </text:span><text:span text:style-name="T104">template </text:span><text:span text:style-name="T111">to use as an </text:span><text:span text:style-name="T110">index</text:span><text:span text:style-name="T43">. </text:span><text:span text:style-name="T109">Whether the </text:span><text:span text:style-name="T111">established </text:span><text:span text:style-name="T32">k</text:span><text:span text:style-name="T111">-mer</text:span><text:span text:style-name="T109"> </text:span><text:span text:style-name="T111">orientation corresponds with a mapping site can be stored in one bit alongside the position, and no information is lost.</text:span></text:p>
      <text:p text:style-name="P90"><text:span text:style-name="T43"/></text:p>
      <text:p text:style-name="P92"><text:span text:style-name="T111">Since the</text:span><text:span text:style-name="T104"> deviant bit is always set, </text:span><text:span text:style-name="T111">as a rule,</text:span><text:span text:style-name="T104"> to </text:span><text:span text:style-name="T108">halve</text:span><text:span text:style-name="T104"> the </text:span><text:span text:style-name="T108">array size of mapping information required, </text:span><text:span text:style-name="T112">the deviant bit</text:span><text:span text:style-name="T104"> can be eliminated from the index</text:span><text:span text:style-name="T108">-</text:span><text:span text:style-name="T104"> </text:span><text:span text:style-name="T105">by </text:span><text:span text:style-name="T108">flipping all bits if the highest </text:span><text:span text:style-name="T112">bit </text:span><text:span text:style-name="T108">is set</text:span><text:span text:style-name="T104">. </text:span><text:span text:style-name="T112">After this operation, the first bit with an opposite value for the modified sequence remains on the same position, but now it indicates, if unset, that all bits were flipped. Moreover, the highest bit is always unset, which effectively shortens the index by one bit.</text:span></text:p>
      <text:p text:style-name="P66"><text:span text:style-name="T43"/></text:p>
      <text:p text:style-name="P64"><text:span text:style-name="T43"/></text:p>
      <text:p text:style-name="P64"><text:span text:style-name="T43"/></text:p>
      <text:p text:style-name="P64"><text:span text:style-name="T144">During the initial</text:span> iteration over the <text:span text:style-name="T144">genomic </text:span>sequence, for each occurring <text:span text:style-name="T18">k</text:span><text:span text:style-name="T140">-mer </text:span>the position is stored, a bit <text:span text:style-name="T146">for the orientation of the k-mer and one bit </text:span>to indic<text:span text:style-name="T145">at</text:span>e whether this <text:span text:style-name="T6">k</text:span>-mer was unique or not. For large genomes there is simply not enough memory to tracking <text:span text:style-name="T141">all possible mappings of recurrent </text:span><text:span text:style-name="T26">k</text:span><text:span text:style-name="T142">-mers, the position is repeatedly overwritten.</text:span>.</text:p>
      <text:p text:style-name="P64"><text:span text:style-name="T143">During this first iteration, regions are also determined per contig, </text:span><text:span text:style-name="T137">for e</text:span><text:span text:style-name="T138">very consecutive </text:span><text:span text:style-name="T137">sequence without N’s. </text:span></text:p>
      <text:p text:style-name="P64"/>
      <text:p text:style-name="P64"/>
      <text:p text:style-name="P64"/>
      <text:p text:style-name="P64"><text:span text:style-name="T143">the location of chromosomes ends and stretches of N's are stored </text:span>as well<text:span text:style-name="T143">.</text:span></text:p>
      <text:p text:style-name="P63"/>
      <text:p text:style-name="P78"><text:span text:style-name="T139">positions are </text:span>0-based - ensembl uses 1-base<text:span text:style-name="T139">d</text:span> positions. Regions are <text:span text:style-name="T139">demarcated</text:span> by a start, end and correction. Regions define the parts of sequence that ha<text:span text:style-name="T139">ve</text:span> not yet has become fully mapable, but could <text:span text:style-name="T139">still </text:span>become so. Initially there are, per contig, region(s) for e<text:span text:style-name="T139">very consecutive </text:span>sequence without N’s. <text:span text:style-name="T139">The correction per region is the the count of previous N’s, including the offset of the start of the contig, if it didn’t start at 0 - this can occur for chrY. The start is 0 for the first region on a contig, and the end of the last region of a contig is the number of nucleotides excluding N’s.</text:span></text:p>
      <text:p text:style-name="P69"/>
      <text:p text:style-name="P63"/>
      <text:p text:style-name="P83"><text:span text:style-name="T33">In the next iteration we have for each k-mer that did occur </text:span></text:p>
      <text:p text:style-name="P82"><text:span text:style-name="T33"/></text:p>
      <text:p text:style-name="P82"><text:span text:style-name="T33"/></text:p>
      <text:p text:style-name="P59"/>
      <text:p text:style-name="P59">While iterating over a genome, the position can </text:p>
      <text:p text:style-name="P60"/>
      <text:p text:style-name="P61">The genomic position can be maintained during iteration.</text:p>
      <text:p text:style-name="P60"/>
      <text:p text:style-name="P53"><text:span text:style-name="T89">Besides the required memory, this would become too large an effort </text:span><text:span text:style-name="T88">with</text:span><text:span text:style-name="T86"> the many reads produced in high throughput </text:span><text:span text:style-name="T87">sequencers. </text:span></text:p>
      <text:p text:style-name="P52"/>
      <text:p text:style-name="P56">Although iteration over the entire genomic sequence, is a</text:p>
      <text:p text:style-name="P51"/>
      <text:p text:style-name="P37">In the first iteration,<text:span text:style-name="T122"> per </text:span><text:span text:style-name="T19">k</text:span><text:span text:style-name="T68">-mer </text:span><text:span text:style-name="T73">the number of </text:span><text:span text:style-name="T82">occurrences</text:span><text:span text:style-name="T73"> </text:span><text:span text:style-name="T81">on the genome are determined</text:span><text:span text:style-name="T68">. </text:span><text:span text:style-name="T120"><text:s/>The position that follows is also stored. This enables a jump over it, when we get back to these positions in subsequent iterations.</text:span></text:p>
      <text:p text:style-name="P7"/>
      <text:p text:style-name="P7"/>
      <text:p text:style-name="P67"><text:span text:style-name="T149">With 4 bytes per position, times 2</text:span><text:span text:style-name="T115">16</text:span><text:span text:style-name="T116">, </text:span><text:span text:style-name="T114">the number of possible keys, a bit more than 1.7gb of computer memory should suffice to map every position on one strand. </text:span></text:p>
      <text:p text:style-name="P72"/>
      <text:p text:style-name="P85"/>
      <text:p text:style-name="P87"><text:span text:style-name="T43"/></text:p>
      <text:p text:style-name="P88"><text:span text:style-name="T43">S</text:span><text:span text:style-name="T33">ince the </text:span><text:span text:style-name="T6">k</text:span><text:span text:style-name="T33">-mer of choice has the deviant bit always in the same orientation, </text:span></text:p>
      <text:p text:style-name="P19"/>
      <text:p text:style-name="P49"><text:span text:style-name="T33">T</text:span><text:span text:style-name="T41">he </text:span><text:span text:style-name="T80">deviant bit can be defined</text:span><text:span text:style-name="T42"> quite easily </text:span><text:span text:style-name="T41">for </text:span><text:span text:style-name="T42">odd-sized </text:span><text:span text:style-name="T8">k</text:span><text:span text:style-name="T42">-mers; </text:span><text:span text:style-name="T51">t</text:span><text:span text:style-name="T41">he complementary bit of the central nucleotide</text:span><text:span text:style-name="T44">. It </text:span><text:span text:style-name="T41">has a fixed position and </text:span><text:span text:style-name="T64">opposite</text:span><text:span text:style-name="T41"> value for the two </text:span><text:span text:style-name="T47">orientations of the </text:span><text:span text:style-name="T13">k</text:span><text:span text:style-name="T47">-mer – </text:span><text:span text:style-name="T80">recall that the strand bit is always the left of the two</text:span><text:span text:style-name="T41">. </text:span><text:span text:style-name="T38">Even-sized </text:span><text:span text:style-name="T10">k-</text:span><text:span text:style-name="T36">mers lack </text:span><text:span text:style-name="T50">such </text:span><text:span text:style-name="T36">a central nucleotide, but it is possible to define a </text:span><text:span text:style-name="T59">orientation</text:span><text:span text:style-name="T36">-particular </text:span><text:span text:style-name="T51">index</text:span><text:span text:style-name="T36"> nonetheless. For instance, </text:span><text:span text:style-name="T37">the</text:span><text:span text:style-name="T36"> leftmost bit </text:span><text:span text:style-name="T80">with opposite value </text:span><text:span text:style-name="T36">in the two complements </text:span><text:span text:style-name="T44">could </text:span><text:span text:style-name="T37">decide </text:span><text:span text:style-name="T77">the orientation</text:span><text:span text:style-name="T37">. </text:span><text:span text:style-name="T44">The position of </text:span><text:span text:style-name="T47">th</text:span><text:span text:style-name="T51">is</text:span><text:span text:style-name="T44"> bit is sequence-dependent, </text:span><text:span text:style-name="T47">but </text:span><text:span text:style-name="T80">fixed </text:span><text:span text:style-name="T77">for the two complements of a </text:span><text:span text:style-name="T23">k</text:span><text:span text:style-name="T77">-mer. </text:span><text:span text:style-name="T37">I</text:span><text:span text:style-name="T47">f</text:span><text:span text:style-name="T39"> </text:span><text:span text:style-name="T51">no</text:span><text:span text:style-name="T80">ne of the</text:span><text:span text:style-name="T51"> </text:span><text:span text:style-name="T37">bit</text:span><text:span text:style-name="T80">s</text:span><text:span text:style-name="T37"> </text:span><text:span text:style-name="T80">has an opposite value</text:span><text:span text:style-name="T37">, the sequence is a palindrome – either </text:span><text:span text:style-name="T58">orientation</text:span><text:span text:style-name="T38"> </text:span><text:span text:style-name="T58">has</text:span><text:span text:style-name="T38"> the same </text:span><text:span text:style-name="T58">two bit value</text:span><text:span text:style-name="T37">.</text:span></text:p>
      <text:p text:style-name="P9"/>
      <text:p text:style-name="P68"><text:span text:style-name="T57"/></text:p>
      <text:h text:style-name="P93" text:outline-level="3"><text:span text:style-name="T24">k</text:span><text:span text:style-name="T129">-mer u</text:span>niqueness <text:span text:style-name="T129">for remaining sites</text:span></text:h>
      <text:p text:style-name="P12"/>
      <text:p text:style-name="P34"/>
      <text:p text:style-name="P36"/>
      <text:p text:style-name="P16"/>
      <text:p text:style-name="P17"/>
      <text:p text:style-name="P12"/>
      <text:p text:style-name="P8"><text:span text:style-name="T38">In the context of a particular read length, say 5</text:span><text:span text:style-name="T60">0</text:span><text:span text:style-name="T52">bp</text:span><text:span text:style-name="T38">, if two unique </text:span><text:span text:style-name="T21">k</text:span><text:span text:style-name="T38">-</text:span><text:span text:style-name="T75">mers</text:span><text:span text:style-name="T38"> X and Y occur withi</text:span><text:span text:style-name="T52">n, </text:span><text:span text:style-name="T38">read- minus key length </text:span><text:span text:style-name="T113">plus one</text:span><text:span text:style-name="T38">, </text:span><text:span text:style-name="T75">the</text:span><text:span text:style-name="T69"> </text:span><text:span text:style-name="T15">read </text:span><text:span text:style-name="T22">scope</text:span><text:span text:style-name="T21">,</text:span><text:span text:style-name="T38"> </text:span><text:span text:style-name="T53">positions of</text:span><text:span text:style-name="T38"> </text:span><text:span text:style-name="T54">any enclosed</text:span><text:span text:style-name="T38"> keys no longer need to be considered. Every sequenced read </text:span><text:span text:style-name="T56">derived from here</text:span><text:span text:style-name="T38">, span</text:span><text:span text:style-name="T56">s</text:span><text:span text:style-name="T38"> either </text:span><text:span text:style-name="T55">key </text:span><text:span text:style-name="T62">X or key Y</text:span><text:span text:style-name="T55">, </text:span><text:span text:style-name="T56">and </text:span><text:span text:style-name="T55">can </text:span><text:span text:style-name="T56">therefore </text:span><text:span text:style-name="T55">already be placed </text:span><text:span text:style-name="T62">on the genome</text:span><text:span text:style-name="T55">.</text:span></text:p>
      <text:p text:style-name="P14"/>
      <text:p text:style-name="P2"><text:span text:style-name="T55">If, for instance, key A </text:span><text:span text:style-name="T56">lies between </text:span><text:span text:style-name="T55">X and Y, </text:span><text:span text:style-name="T56">and </text:span><text:span text:style-name="T55">occurs only at a single alternative site, key A can place reads, lacking X or Y, ultimately to this alternative site. </text:span><text:span text:style-name="T61">Key A is</text:span><text:span text:style-name="T55"> unique for the remaining reads, </text:span><text:span text:style-name="T61">and can therefore be considered to be a secondary unique key</text:span><text:span text:style-name="T55">. </text:span><text:span text:style-name="T61">Again, if </text:span><text:span text:style-name="T66">this </text:span><text:span text:style-name="T61">key A is in scope of a unique, or a</text:span><text:span text:style-name="T66">nother</text:span><text:span text:style-name="T61"> secondary unique key, then </text:span><text:span text:style-name="T54">enclosed</text:span><text:span text:style-name="T38"> keys </text:span><text:span text:style-name="T75">may</text:span><text:span text:style-name="T61"> </text:span><text:span text:style-name="T66">similarl</text:span><text:span text:style-name="T61">y </text:span><text:span text:style-name="T75">disregard</text:span><text:span text:style-name="T66"> this mapping location </text:span><text:span text:style-name="T61">and </text:span><text:span text:style-name="T75">become</text:span><text:span text:style-name="T61"> mappable elsewhere </text:span><text:span text:style-name="T76">and so on</text:span><text:span text:style-name="T38">.</text:span></text:p>
      <text:p text:style-name="P13"/>
      <text:p text:style-name="P46"><text:span text:style-name="T62">To </text:span><text:span text:style-name="T64">maintain</text:span><text:span text:style-name="T63"> </text:span><text:span text:style-name="T66">such an</text:span><text:span text:style-name="T63"> order of key </text:span><text:span text:style-name="T64">hierarchy</text:span><text:span text:style-name="T63">, </text:span><text:span text:style-name="T64">s</text:span><text:span text:style-name="T62">econdary and later keys </text:span><text:span text:style-name="T66">have to </text:span><text:span text:style-name="T65">increase in</text:span><text:span text:style-name="T62"> </text:span><text:span text:style-name="T16">inferiority</text:span><text:span text:style-name="T62">. </text:span><text:span text:style-name="T64">The inferiority of a primary unique key is zero. If two keys that became unique occur within read scope, the inferiority of the keys between is elevated beyond the maximum inferiority of the two, </text:span><text:span text:style-name="T66">unless it was</text:span><text:span text:style-name="T65"> already higher</text:span><text:span text:style-name="T64">. The </text:span><text:span text:style-name="T65">final </text:span><text:span text:style-name="T64">mapping </text:span><text:span text:style-name="T66">of reads is determined by</text:span><text:span text:style-name="T64"> </text:span><text:span text:style-name="T62">the key </text:span><text:span text:style-name="T64">with the lowest inferiority</text:span><text:span text:style-name="T62">.</text:span></text:p>
      <text:p text:style-name="P15"/>
      <text:p text:style-name="P18">The mapable region consists of <text:s/>t<text:span text:style-name="T125">his growing chain of keys, </text:span>extended <text:span text:style-name="T125">on either sides </text:span>by the read-scope, up to end of the boundary.</text:p>
      <text:p text:style-name="P15"/>
      <text:p text:style-name="P22"><text:span text:style-name="T119">Mapable regions hopefully become covered by u</text:span>nique <text:span text:style-name="T6">key chain</text:span><text:span text:style-name="T17">s</text:span>. What remains is the <text:span text:style-name="T6">mantra</text:span>, reference sections that consist of repeated sequences.</text:p>
      <text:p text:style-name="P23">It can happen that a key becomes unique after its remaining position is already passed. In that case the position will have to be stored in the following iteration. </text:p>
      <text:p text:style-name="P23"/>
      <text:p text:style-name="P25">In addition it is possible that <text:span text:style-name="T132">during an iteration all remaining instances of a </text:span><text:span text:style-name="T6">k</text:span>-mer, <text:span text:style-name="T132">becomes</text:span> enclosed <text:span text:style-name="T130">by</text:span> more original unique keys. <text:span text:style-name="T131">In that case no position is assigned during this iteration. This is of minor concern, since its addition wouldn't grow the keychain, nor is its presence necessary for mapping perfect reads. In case of mismatches to reference in a read, however, the presence of this key as an alternative indicator for mapping can be useful.</text:span></text:p>
      <text:p text:style-name="P25"/>
      <text:p text:style-name="P26">If of its surrounding unique's inferiority, there is only one site that has a maximum inferiority, then this keys' inferiority can be lowered to that level and its position set, to map reads here.</text:p>
      <text:p text:style-name="P24"/>
      <text:p text:style-name="P24"/>
      <text:p text:style-name="P23"/>
      <text:p text:style-name="P27">If the position was already passed, before a key becomes unique, its potential incorporation in the key chain can only occur in the next genomic iteration. Fortunately, in each successive iteration, only the remaining mantra requires iteration, which decreases with the elongation of key chains.</text:p>
      <text:p text:style-name="P10"/>
      <text:p text:style-name="P54">Positions are stored of unique keys after the second iteration. It is possible to iterate over these keys and determine of surrounding geys within a growing extent whether those keys are unique.</text:p>
      <text:p text:style-name="P54">It is necessary to put unique keys in the early kc→kct's, kc→kctndx should be adapted accordingly.</text:p>
      <text:p text:style-name="P55">A mismatch in the k-mer affects the lookup, but also a mismatch of the sequence next to the k-mer can cause a key with less infiority (that should have ben considered instead) be obscured. The extent of this area surrounding the key grows..</text:p>
      <text:p text:style-name="P11"/>
      <text:p text:style-name="P28"/>
      <text:p text:style-name="P3"/>
      <text:p text:style-name="P29">This strategy requires </text:p>
      <text:p text:style-name="P30">Keeping track of all potential mapping sites for all occurring 16 nucleotide keys is a problem in practice. A position on the human genome, for instance, requires 32 bits. Storing only one position for each 16 Nt is possible, but storing the multiple positions for the common keys requires more memory than current computers can handle. Therefore this requires an alternative strategy.</text:p>
      <text:p text:style-name="P35">In the first iteration, per 16 Nt key the subsequent nucleotides for each occurance on the genome are stored. The number of next nucleotides per key indicates how common the key is.During this first iteration, the location of stretches of N's, as well as the chromosome ends are stored.</text:p>
      <text:p text:style-name="P35"/>
      <text:p text:style-name="P31"/>
      <text:p text:style-name="P38">When crossing a chromosome boundary or an N-stretch, the ensuing key and position are looked up.</text:p>
      <text:p text:style-name="P39"><text:s/>and keeping track, during iteration, at which of these next nucleotide we were, it is possible to </text:p>
      <text:p text:style-name="P33"/>
      <text:p text:style-name="P4"><text:s/>A character contains eight bits and can therefore hold four nucleotides. <text:span text:style-name="T4">Storage of nucleotides is therefore relatively cheap.</text:span></text:p>
      <text:p text:style-name="P32">It is possible, however, to determine all <text:s/>next nucleotides for each 16 Nt key.</text:p>
      <text:p text:style-name="P32">, account the position, for each 16 Nt key the next nucleotide, at which nucleotide we were and store the unique position during iteration, when the key becomes unique. <text:s/></text:p>
      <text:p text:style-name="P40"/>
      <text:p text:style-name="P40"/>
      <text:p text:style-name="P5"/>
      <text:p text:style-name="P5"/>
      <text:p text:style-name="P42">.</text:p>
      <text:p text:style-name="P41"/>
      <text:p text:style-name="P43">Keys <text:span text:style-name="T1">that</text:span> <text:span text:style-name="T2">respect</text:span></text:p>
      <text:p text:style-name="P45">surrender reads in presence <text:s/></text:p>
      <text:p text:style-name="P44">can sometimes be used for mapping if they respect the primary unique keys, X and Y.</text:p>
      <text:p text:style-name="P6"/>
      <text:p text:style-name="P6"><text:s/></text:p>
      <text:p text:style-name="P6">On the genome certain </text:p>
      <text:p text:style-name="P6"/>
      <text:p text:style-name="P6">First count for a fixed keywidth </text:p>
      <text:p text:style-name="P6"/>
      <text:p text:style-name="P6"/>
      <text:p text:style-name="P76">Regions / boundaries / mantras</text:p>
      <text:p text:style-name="P77"/>
      <text:p text:style-name="P77"><text:span text:style-name="T139">positions are </text:span>0-based - ensembl uses 1-base<text:span text:style-name="T139">d</text:span> positions. Regions are <text:span text:style-name="T139">demarcated</text:span> by a start, end and correction. Regions define the parts of sequence that ha<text:span text:style-name="T139">ve</text:span> not yet has become fully mapable, but could <text:span text:style-name="T139">still </text:span>become so. Initially there are, per contig, region(s) for e<text:span text:style-name="T139">very consecutive </text:span>sequence without N’s. <text:span text:style-name="T139">The correction per region is the the count of previous N’s, including the offset of the start of the contig, if it didn’t start at 0 - this can occur for chrY. The start is 0 for the first region on a contig, and the end of the last region of a contig is the number of nucleotides excluding N’s.</text:span></text:p>
      <text:p text:style-name="P79"/>
      <text:p text:style-name="P79">KEY_WIDTH Nts are required to build the first key on a region. So the first possible mapable position has an offset of KEY_WIDTH.</text:p>
      <text:p text:style-name="P79"/>
      <text:p text:style-name="P79">Define adjoining</text:p>
      <text:p text:style-name="P77"/>
      <text:p text:style-name="P77">corr: chrY start offset, N’s.</text:p>
      <text:p text:style-name="P76"/>
      <text:p text:style-name="P7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2:20:33.932803930</meta:creation-date>
    <dc:date>2016-04-19T00:36:57.944770224</dc:date>
    <meta:editing-duration>P8DT2H49M9S</meta:editing-duration>
    <meta:editing-cycles>128</meta:editing-cycles>
    <meta:generator>LibreOffice/5.1.2.2.0$Linux_X86_64 LibreOffice_project/10m0$Build-2</meta:generator>
    <meta:document-statistic meta:table-count="0" meta:image-count="0" meta:object-count="0" meta:page-count="1" meta:paragraph-count="59" meta:word-count="2062" meta:character-count="12171" meta:non-whitespace-character-count="10141"/>
  </office:meta>
</office:document-meta>
</file>